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Отлично! Давайте разберем эту конструкцию подробно.</text:p>
      <text:p text:style-name="Standard"/>
      <text:p text:style-name="Standard">## **Понимание `nodes = { x: node };` и `x = node;`**</text:p>
      <text:p text:style-name="Standard"/>
      <text:p text:style-name="Standard">### **1. Исходный код:**</text:p>
      <text:p text:style-name="Standard">```javascript</text:p>
      <text:p text:style-name="Standard">function describeCluster(tree, node) {</text:p>
      <text:p text:style-name="Standard"><text:s text:c="4"/>const { nullNode } = tree;</text:p>
      <text:p text:style-name="Standard"><text:s text:c="4"/>const parts = [];</text:p>
      <text:p text:style-name="Standard"><text:s text:c="4"/>const nodes = { x: node }; <text:s/>// ← Создание объекта nodes со свойством x</text:p>
      <text:p text:style-name="Standard"><text:s text:c="4"/></text:p>
      <text:p text:style-name="Standard"><text:s text:c="4"/>const x = node; <text:s/>// ← Создание переменной x</text:p>
      <text:p text:style-name="Standard"><text:s text:c="4"/>parts.push(`x:${x.color}`);</text:p>
      <text:p text:style-name="Standard"><text:s text:c="4"/>// ...</text:p>
      <text:p text:style-name="Standard">}</text:p>
      <text:p text:style-name="Standard">```</text:p>
      <text:p text:style-name="Standard"/>
      <text:p text:style-name="Standard">### **2. Что происходит построчно:**</text:p>
      <text:p text:style-name="Standard"/>
      <text:p text:style-name="Standard">**Строка 1:** `const nodes = { x: node };`</text:p>
      <text:p text:style-name="Standard">- Создается объект `nodes` с одним свойством `x`</text:p>
      <text:p text:style-name="Standard">- Свойству `x` присваивается значение параметра `node`</text:p>
      <text:p text:style-name="Standard">- **Результат:** `nodes = { x: node }`</text:p>
      <text:p text:style-name="Standard"/>
      <text:p text:style-name="Standard">**Строка 2:** `const x = node;`</text:p>
      <text:p text:style-name="Standard">- Создается переменная `x` </text:p>
      <text:p text:style-name="Standard">- Переменной `x` присваивается значение параметра `node`</text:p>
      <text:p text:style-name="Standard">- **Результат:** `x = node`</text:p>
      <text:p text:style-name="Standard"/>
      <text:p text:style-name="Standard">### **3. Визуализация в памяти:**</text:p>
      <text:p text:style-name="Standard"/>
      <text:p text:style-name="Standard">```</text:p>
      <text:p text:style-name="Standard">ПАМЯТЬ:</text:p>
      <text:p text:style-name="Standard">node <text:s/>→ [объект узла с ключом 10, цветом 'R', родителем и т.д.]</text:p>
      <text:p text:style-name="Standard">x <text:s text:c="4"/>→ [тот же объект узла с ключом 10] <text:s/></text:p>
      <text:p text:style-name="Standard">nodes → { x: [тот же объект узла с ключом 10] }</text:p>
      <text:p text:style-name="Standard">```</text:p>
      <text:p text:style-name="Standard"/>
      <text:p text:style-name="Standard">### **4. Зачем это нужно?**</text:p>
      <text:p text:style-name="Standard"/>
      <text:p text:style-name="Standard">**Объект `nodes`** - используется для возврата из функции, чтобы вызывающий код мог получить доступ ко всем узлам кластера:</text:p>
      <text:p text:style-name="Standard"/>
      <text:p text:style-name="Standard">```javascript</text:p>
      <text:p text:style-name="Standard">const clusterInfo = describeCluster(tree, someNode);</text:p>
      <text:p text:style-name="Standard">// Теперь можно получить:</text:p>
      <text:p text:style-name="Standard">// clusterInfo.nodes.x <text:s/>- исходный узел</text:p>
      <text:p text:style-name="Standard">// clusterInfo.nodes.P <text:s/>- родитель <text:s/></text:p>
      <text:p text:style-name="Standard">// clusterInfo.nodes.G <text:s/>- дед</text:p>
      <text:p text:style-name="Standard">// clusterInfo.nodes.U <text:s/>- дядя</text:p>
      <text:p text:style-name="Standard">```</text:p>
      <text:p text:style-name="Standard"/>
      <text:p text:style-name="Standard"><text:soft-page-break/>**Переменная `x`** - используется для удобства внутри функции, чтобы писать короткий код вместо `node.color`, `node.parent` и т.д.</text:p>
      <text:p text:style-name="Standard"/>
      <text:p text:style-name="Standard">### **5. Альтернативная запись (более понятная):**</text:p>
      <text:p text:style-name="Standard"/>
      <text:p text:style-name="Standard">```javascript</text:p>
      <text:p text:style-name="Standard">function describeCluster(tree, node) {</text:p>
      <text:p text:style-name="Standard"><text:s text:c="4"/>const { nullNode } = tree;</text:p>
      <text:p text:style-name="Standard"><text:s text:c="4"/>const parts = [];</text:p>
      <text:p text:style-name="Standard"><text:s text:c="4"/></text:p>
      <text:p text:style-name="Standard"><text:s text:c="4"/>// Сразу создаем объект nodes с понятными именами</text:p>
      <text:p text:style-name="Standard"><text:s text:c="4"/>const nodes = {</text:p>
      <text:p text:style-name="Standard"><text:s text:c="8"/>current: node, <text:s text:c="5"/>// вместо x</text:p>
      <text:p text:style-name="Standard"><text:s text:c="8"/>parent: null, <text:s text:c="6"/>// вместо P <text:s/></text:p>
      <text:p text:style-name="Standard"><text:s text:c="8"/>grandparent: null, <text:s/>// вместо G</text:p>
      <text:p text:style-name="Standard"><text:s text:c="8"/>uncle: null <text:s text:c="8"/>// вместо U</text:p>
      <text:p text:style-name="Standard"><text:s text:c="4"/>};</text:p>
      <text:p text:style-name="Standard"><text:s text:c="4"/></text:p>
      <text:p text:style-name="Standard"><text:s text:c="4"/>parts.push(`current:${node.color}`);</text:p>
      <text:p text:style-name="Standard"><text:s text:c="4"/></text:p>
      <text:p text:style-name="Standard"><text:s text:c="4"/>nodes.parent = node.parent;</text:p>
      <text:p text:style-name="Standard"><text:s text:c="4"/>if (nodes.parent !== nullNode) {</text:p>
      <text:p text:style-name="Standard"><text:s text:c="8"/>const relationToParent = (node === nodes.parent.left) ? 'current&lt;-parent' : 'current-&gt;parent';</text:p>
      <text:p text:style-name="Standard"><text:s text:c="8"/>parts.push(`${relationToParent}; parent:${nodes.parent.color}`);</text:p>
      <text:p text:style-name="Standard"><text:s text:c="8"/>// ... и так далее</text:p>
      <text:p text:style-name="Standard"><text:s text:c="4"/>}</text:p>
      <text:p text:style-name="Standard"><text:s text:c="4"/></text:p>
      <text:p text:style-name="Standard"><text:s text:c="4"/>return {</text:p>
      <text:p text:style-name="Standard"><text:s text:c="8"/>description: parts.join(', '),</text:p>
      <text:p text:style-name="Standard"><text:s text:c="8"/>nodes: nodes</text:p>
      <text:p text:style-name="Standard"><text:s text:c="4"/>};</text:p>
      <text:p text:style-name="Standard">}</text:p>
      <text:p text:style-name="Standard">```</text:p>
      <text:p text:style-name="Standard"/>
      <text:p text:style-name="Standard">### **6. Как использовать результат:**</text:p>
      <text:p text:style-name="Standard"/>
      <text:p text:style-name="Standard">```javascript</text:p>
      <text:p text:style-name="Standard">const clusterInfo = describeCluster(tree, someNode);</text:p>
      <text:p text:style-name="Standard"/>
      <text:p text:style-name="Standard">// Получаем описание кластера</text:p>
      <text:p text:style-name="Standard">console.log(clusterInfo.description); </text:p>
      <text:p text:style-name="Standard">// "x:R, x&lt;-P; P:B, P&lt;-G; G:R, U:B"</text:p>
      <text:p text:style-name="Standard"/>
      <text:p text:style-name="Standard">// Получаем доступ к конкретным узлам</text:p>
      <text:p text:style-name="Standard">const currentNode = clusterInfo.nodes.x; <text:s text:c="3"/>// исходный узел</text:p>
      <text:p text:style-name="Standard">const parentNode = clusterInfo.nodes.P; <text:s text:c="4"/>// родитель</text:p>
      <text:p text:style-name="Standard">const grandParentNode = clusterInfo.nodes.G; // дед</text:p>
      <text:p text:style-name="Standard">const uncleNode = clusterInfo.nodes.U; <text:s text:c="5"/>// дядя</text:p>
      <text:p text:style-name="Standard">```</text:p>
      <text:p text:style-name="Standard"/>
      <text:p text:style-name="Standard">### **7. В контексте Дракон-диаграмм:**</text:p>
      <text:p text:style-name="Standard"/>
      <text:p text:style-name="Standard"><text:soft-page-break/>В ваших диаграммах это будет выглядеть так:</text:p>
      <text:p text:style-name="Standard"/>
      <text:p text:style-name="Standard">```</text:p>
      <text:p text:style-name="Standard">[Получить clusterInfo]</text:p>
      <text:p text:style-name="Standard"><text:s text:c="4"/>↓</text:p>
      <text:p text:style-name="Standard">[Извлечь nodes = clusterInfo.nodes]</text:p>
      <text:p text:style-name="Standard"><text:s text:c="4"/>↓ <text:s/></text:p>
      <text:p text:style-name="Standard">[Извлечь x = nodes.x]</text:p>
      <text:p text:style-name="Standard"><text:s text:c="4"/>↓</text:p>
      <text:p text:style-name="Standard">[Извлечь P = nodes.P]</text:p>
      <text:p text:style-name="Standard"><text:s text:c="4"/>↓</text:p>
      <text:p text:style-name="Standard">[Анализ структуры...]</text:p>
      <text:p text:style-name="Standard">```</text:p>
      <text:p text:style-name="Standard"/>
      <text:p text:style-name="Standard">## **Итог:**</text:p>
      <text:p text:style-name="Standard"/>
      <text:p text:style-name="Standard">- `nodes = { x: node }` - создает **структуру данных для возврата** из функции</text:p>
      <text:p text:style-name="Standard">- `x = node` - создает **удобный псевдоним** для использования внутри функции</text:p>
      <text:p text:style-name="Standard">- Оба ссылаются на **один и тот же объект в памяти**, но используются для разных целей</text:p>
      <text:p text:style-name="Standard"/>
      <text:p text:style-name="Standard">Это распространенный паттерн в JavaScript, когда вы хотите вернуть несколько связанных значений в структурированном виде!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30T11:38:38.561409900</meta:creation-date>
    <dc:date>2025-11-30T11:38:48.013462600</dc:date>
    <meta:editing-duration>PT11S</meta:editing-duration>
    <meta:editing-cycles>1</meta:editing-cycles>
    <meta:document-statistic meta:table-count="0" meta:image-count="0" meta:object-count="0" meta:page-count="3" meta:paragraph-count="100" meta:word-count="474" meta:character-count="3326" meta:non-whitespace-character-count="2718"/>
    <meta:generator>LibreOffice/25.2.6.2$Windows_X86_64 LibreOffice_project/729c5bfe710f5eb71ed3bbde9e06a6065e9c6c5d</meta:generator>
  </office:meta>
</office:document-meta>
</file>